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MI10" svg:font-family="CMMI10"/>
    <style:font-face style:name="CMR10" svg:font-family="CMR10"/>
    <style:font-face style:name="CMSY10" svg:font-family="CMSY10"/>
    <style:font-face style:name="CMTI10" svg:font-family="CMTI10"/>
    <style:font-face style:name="CMTT10" svg:font-family="CMTT10"/>
    <style:font-face style:name="Times-Roman" svg:font-family="Times-Roman" style:font-family-generic="roman"/>
    <style:font-face style:name="CMMI101" svg:font-family="CMMI10" style:font-family-generic="system"/>
    <style:font-face style:name="CMR101" svg:font-family="CMR10" style:font-family-generic="system"/>
    <style:font-face style:name="CMSS17" svg:font-family="CMSS17" style:font-family-generic="system"/>
    <style:font-face style:name="CMSSBX10" svg:font-family="CMSSBX10" style:font-family-generic="system"/>
    <style:font-face style:name="CMSY101" svg:font-family="CMSY10" style:font-family-generic="system"/>
    <style:font-face style:name="CMTI101" svg:font-family="CMTI10"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3" style:family="paragraph" style:parent-style-name="Standard">
      <style:paragraph-properties fo:text-align="start" style:justify-single-word="false" style:text-autospace="none"/>
      <style:text-properties style:font-name="CMR10" fo:font-size="10pt" style:font-name-asian="CMR10" style:font-size-asian="10pt" style:font-name-complex="CMR10" style:font-size-complex="10pt"/>
    </style:style>
    <style:style style:name="P4" style:family="paragraph" style:parent-style-name="Standard">
      <style:paragraph-properties style:text-autospace="none"/>
      <style:text-properties style:font-name="Arial" fo:font-size="10pt" style:font-name-asian="CMR10" style:font-size-asian="10pt" style:font-name-complex="CMR10" style:font-size-complex="10pt"/>
    </style:style>
    <style:style style:name="P5" style:family="paragraph" style:parent-style-name="Standard">
      <style:paragraph-properties fo:text-align="start" style:justify-single-word="false" style:text-autospace="none"/>
      <style:text-properties style:font-name="Arial" fo:font-size="10pt" style:font-name-asian="CMR10" style:font-size-asian="10pt" style:font-name-complex="CMR10" style:font-size-complex="10pt"/>
    </style:style>
    <style:style style:name="P6" style:family="paragraph" style:parent-style-name="Standard">
      <style:paragraph-properties style:text-autospace="none"/>
      <style:text-properties style:font-name="Arial" fo:font-size="10pt" fo:language="en" fo:country="GB" fo:font-weight="bold" style:font-name-asian="CMR101" style:font-size-asian="10pt" style:font-weight-asian="bold" style:font-name-complex="CMR101" style:font-size-complex="10pt" style:font-weight-complex="bold"/>
    </style:style>
    <style:style style:name="P7" style:family="paragraph" style:parent-style-name="Standard">
      <style:paragraph-properties style:text-autospace="none"/>
      <style:text-properties style:font-name="Arial" fo:font-size="10pt" fo:language="en" fo:country="GB" style:font-name-asian="CMR101" style:font-size-asian="10pt" style:font-name-complex="CMR101" style:font-size-complex="10pt"/>
    </style:style>
    <style:style style:name="P8" style:family="paragraph" style:parent-style-name="Standard">
      <style:paragraph-properties style:text-autospace="none"/>
      <style:text-properties style:font-name="Arial" fo:font-size="10pt" fo:language="en" fo:country="GB" fo:font-style="italic" style:font-name-asian="CMTI101" style:font-size-asian="10pt" style:font-style-asian="italic" style:font-name-complex="CMTI101" style:font-size-complex="10pt" style:font-style-complex="italic"/>
    </style:style>
    <style:style style:name="P9" style:family="paragraph" style:parent-style-name="Standard">
      <style:paragraph-properties style:text-autospace="none"/>
      <style:text-properties style:font-name="Arial" fo:font-size="10pt" fo:language="en" fo:country="GB" fo:font-style="italic" style:font-name-asian="CMR101" style:font-size-asian="10pt" style:font-style-asian="italic" style:font-name-complex="CMR101" style:font-size-complex="10pt" style:font-style-complex="italic"/>
    </style:style>
    <style:style style:name="P10" style:family="paragraph" style:parent-style-name="Standard">
      <style:paragraph-properties style:text-autospace="none"/>
      <style:text-properties style:font-name="Arial" fo:font-size="10pt" fo:language="en" fo:country="GB" fo:font-style="italic" fo:font-weight="bold" style:font-name-asian="CMTI101" style:font-size-asian="10pt" style:font-style-asian="italic" style:font-weight-asian="bold" style:font-name-complex="CMTI101" style:font-size-complex="10pt" style:font-style-complex="italic" style:font-weight-complex="bold"/>
    </style:style>
    <style:style style:name="P11" style:family="paragraph" style:parent-style-name="Standard">
      <style:paragraph-properties style:text-autospace="none"/>
      <style:text-properties style:font-name="Arial" fo:font-size="10pt" fo:language="en" fo:country="GB" style:text-underline-style="solid" style:text-underline-width="auto" style:text-underline-color="font-color" style:text-underline-mode="continuous" style:text-overline-mode="continuous" style:text-line-through-mode="continuous" style:font-name-asian="CMR101" style:font-size-asian="10pt" style:font-name-complex="CMR101" style:font-size-complex="10pt"/>
    </style:style>
    <style:style style:name="P12" style:family="paragraph" style:parent-style-name="Standard">
      <style:paragraph-properties style:text-autospace="none"/>
      <style:text-properties style:font-name="Arial" fo:font-size="10pt" fo:language="en" fo:country="GB" style:text-underline-style="none" style:text-underline-mode="continuous" style:text-overline-mode="continuous" style:text-line-through-mode="continuous" style:font-name-asian="CMR101" style:font-size-asian="10pt" style:font-name-complex="CMR101" style:font-size-complex="10pt"/>
    </style:style>
    <style:style style:name="P13" style:family="paragraph" style:parent-style-name="Standard">
      <style:paragraph-properties fo:text-align="start" style:justify-single-word="false" style:text-autospace="none"/>
      <style:text-properties style:font-name="Arial" fo:font-size="10pt" fo:language="en" fo:country="GB" fo:font-style="normal" style:text-underline-style="none" style:font-name-asian="CMR10" style:font-size-asian="10pt" style:font-style-asian="normal" style:font-name-complex="CMR10" style:font-size-complex="10pt" style:font-style-complex="normal"/>
    </style:style>
    <style:style style:name="P14" style:family="paragraph" style:parent-style-name="Standard">
      <style:paragraph-properties style:text-autospace="none"/>
      <style:text-properties style:font-name="Arial" fo:font-size="10pt" fo:font-weight="bold" style:font-name-asian="CMR10" style:font-size-asian="10pt" style:font-weight-asian="bold" style:font-name-complex="CMR10" style:font-size-complex="10pt" style:font-weight-complex="bold"/>
    </style:style>
    <style:style style:name="P15" style:family="paragraph" style:parent-style-name="Standard">
      <style:paragraph-properties fo:text-align="start" style:justify-single-word="false" style:text-autospace="none"/>
      <style:text-properties style:font-name="Arial" fo:font-size="10pt" fo:font-weight="bold" style:font-name-asian="CMR10" style:font-size-asian="10pt" style:font-weight-asian="bold" style:font-name-complex="CMR10" style:font-size-complex="10pt" style:font-weight-complex="bold"/>
    </style:style>
    <style:style style:name="P16" style:family="paragraph" style:parent-style-name="Standard">
      <style:paragraph-properties fo:text-align="start" style:justify-single-word="false" style:text-autospace="none"/>
      <style:text-properties style:font-name="Arial" fo:font-size="10pt" fo:font-weight="normal" style:font-name-asian="CMR10" style:font-size-asian="10pt" style:font-weight-asian="normal" style:font-name-complex="CMR10" style:font-size-complex="10pt" style:font-weight-complex="normal"/>
    </style:style>
    <style:style style:name="P17" style:family="paragraph" style:parent-style-name="Standard">
      <style:paragraph-properties style:text-autospace="none"/>
      <style:text-properties style:font-name="Arial" fo:font-size="10pt" style:text-underline-style="none" style:font-name-asian="CMR10" style:font-size-asian="10pt" style:font-name-complex="CMR10" style:font-size-complex="10pt"/>
    </style:style>
    <style:style style:name="P18" style:family="paragraph" style:parent-style-name="Standard">
      <style:paragraph-properties style:text-autospace="none"/>
      <style:text-properties style:font-name="Arial" fo:font-size="25pt" fo:language="en" fo:country="GB" style:font-name-asian="CMSS17" style:font-size-asian="25pt" style:font-name-complex="CMSS17" style:font-size-complex="25pt"/>
    </style:style>
    <style:style style:name="P19" style:family="paragraph" style:parent-style-name="Standard">
      <style:paragraph-properties style:text-autospace="none"/>
      <style:text-properties style:font-name="Arial" fo:language="en" fo:country="GB" fo:font-weight="bold" style:font-name-asian="CMSSBX10" style:font-weight-asian="bold" style:font-name-complex="CMSSBX10" style:font-weight-complex="bold"/>
    </style:style>
    <style:style style:name="P20" style:family="paragraph" style:parent-style-name="Standard">
      <style:paragraph-properties fo:text-align="center" style:justify-single-word="false" style:text-autospace="none"/>
      <style:text-properties style:font-name="Arial" fo:font-size="16pt" fo:language="en" fo:country="GB" style:font-name-asian="Times-Roman" style:font-size-asian="16pt" style:font-name-complex="Times-Roman" style:font-size-complex="16pt"/>
    </style:style>
    <style:style style:name="P21" style:family="paragraph" style:parent-style-name="Standard">
      <style:paragraph-properties fo:text-align="start" style:justify-single-word="false" style:text-autospace="none"/>
      <style:text-properties style:font-name="Arial" fo:font-size="12pt" fo:language="en" fo:country="GB" fo:font-style="italic" style:font-name-asian="Times-Roman" style:font-size-asian="12pt" style:font-style-asian="italic" style:font-name-complex="Times-Roman" style:font-size-complex="12pt" style:font-style-complex="italic"/>
    </style:style>
    <style:style style:name="P22" style:family="paragraph" style:parent-style-name="Standard">
      <style:paragraph-properties fo:text-align="start" style:justify-single-word="false" style:text-autospace="none"/>
      <style:text-properties style:font-name="Arial" fo:font-size="12pt" fo:language="en" fo:country="GB" fo:font-style="italic" officeooo:rsid="00155181" officeooo:paragraph-rsid="00155181" style:font-name-asian="Times-Roman" style:font-size-asian="12pt" style:font-style-asian="italic" style:font-name-complex="Times-Roman" style:font-size-complex="12pt" style:font-style-complex="italic"/>
    </style:style>
    <style:style style:name="P23" style:family="paragraph" style:parent-style-name="Standard">
      <style:paragraph-properties fo:text-align="center" style:justify-single-word="false" style:text-autospace="none"/>
      <style:text-properties style:font-name="Arial" fo:font-size="12pt" fo:language="en" fo:country="GB" style:font-name-asian="CMR101" style:font-size-asian="12pt" style:font-name-complex="CMR101" style:font-size-complex="12pt"/>
    </style:style>
    <style:style style:name="P24" style:family="paragraph" style:parent-style-name="Standard">
      <style:paragraph-properties fo:text-align="start" style:justify-single-word="false" style:text-autospace="none"/>
      <style:text-properties style:font-name="Arial" fo:font-size="12pt" fo:language="en" fo:country="GB" style:font-name-asian="CMR101" style:font-size-asian="12pt" style:font-name-complex="CMR101" style:font-size-complex="12pt"/>
    </style:style>
    <style:style style:name="P25" style:family="paragraph" style:parent-style-name="Standard">
      <style:paragraph-properties style:text-autospace="none"/>
      <style:text-properties style:font-name="CMTI10" fo:font-size="10pt" style:font-name-asian="CMTI10" style:font-size-asian="10pt" style:font-name-complex="CMTI10" style:font-size-complex="10pt"/>
    </style:style>
    <style:style style:name="P26" style:family="paragraph" style:parent-style-name="Standard">
      <style:paragraph-properties fo:text-align="start" style:justify-single-word="false" style:text-autospace="none"/>
      <style:text-properties style:font-name="CMTI10" fo:font-size="10pt" fo:font-weight="normal" style:font-name-asian="CMTI10" style:font-size-asian="10pt" style:font-weight-asian="normal" style:font-name-complex="CMTI10" style:font-size-complex="10pt" style:font-weight-complex="normal"/>
    </style:style>
    <style:style style:name="P27" style:family="paragraph" style:parent-style-name="Standard">
      <style:paragraph-properties style:text-autospace="none"/>
      <style:text-properties style:font-name="CMTI10" fo:font-size="10pt" fo:font-style="italic" fo:font-weight="normal" style:font-name-asian="CMTI10" style:font-size-asian="10pt" style:font-style-asian="italic" style:font-weight-asian="normal" style:font-name-complex="CMTI10" style:font-size-complex="10pt" style:font-style-complex="italic" style:font-weight-complex="normal"/>
    </style:style>
    <style:style style:name="P28" style:family="paragraph" style:parent-style-name="Standard" style:master-page-name="MP0">
      <style:paragraph-properties fo:text-align="center" style:justify-single-word="false" style:page-number="auto" fo:break-before="page" style:text-autospace="none"/>
      <style:text-properties style:font-name="Arial" fo:font-size="16pt" fo:language="en" fo:country="GB" style:font-name-asian="Times-Roman" style:font-size-asian="16pt" style:font-name-complex="Times-Roman" style:font-size-complex="16pt"/>
    </style:style>
    <style:style style:name="P29" style:family="paragraph" style:parent-style-name="Standard" style:list-style-name="L1">
      <style:paragraph-properties style:text-autospace="none"/>
    </style:style>
    <style:style style:name="P30" style:family="paragraph" style:parent-style-name="Standard" style:list-style-name="L2">
      <style:paragraph-properties style:text-autospace="none"/>
    </style:style>
    <style:style style:name="P31" style:family="paragraph" style:parent-style-name="Standard" style:list-style-name="L3">
      <style:paragraph-properties style:text-autospace="none"/>
    </style:style>
    <style:style style:name="P32" style:family="paragraph" style:parent-style-name="Standard" style:list-style-name="L4">
      <style:paragraph-properties style:text-autospace="none"/>
      <style:text-properties style:font-name="Arial" fo:font-size="10pt" fo:language="en" fo:country="GB" style:font-name-asian="CMR101" style:font-size-asian="10pt" style:font-name-complex="CMR101" style:font-size-complex="10pt"/>
    </style:style>
    <style:style style:name="P33" style:family="paragraph" style:parent-style-name="Standard" style:list-style-name="L5">
      <style:paragraph-properties style:text-autospace="none"/>
      <style:text-properties style:font-name="Arial" fo:font-size="10pt" fo:language="en" fo:country="GB" style:font-name-asian="CMR101" style:font-size-asian="10pt" style:font-name-complex="CMR101" style:font-size-complex="10pt"/>
    </style:style>
    <style:style style:name="P34" style:family="paragraph" style:parent-style-name="Standard" style:list-style-name="L6">
      <style:paragraph-properties style:text-autospace="none"/>
      <style:text-properties style:font-name="Arial" fo:font-size="10pt" fo:language="en" fo:country="GB" style:font-name-asian="CMR101" style:font-size-asian="10pt" style:font-name-complex="CMR101" style:font-size-complex="10pt"/>
    </style:style>
    <style:style style:name="P35" style:family="paragraph" style:parent-style-name="Standard" style:list-style-name="L7">
      <style:paragraph-properties style:text-autospace="none"/>
      <style:text-properties style:font-name="Arial" fo:font-size="10pt" fo:language="en" fo:country="GB" style:font-name-asian="CMR101" style:font-size-asian="10pt" style:font-name-complex="CMR101" style:font-size-complex="10pt"/>
    </style:style>
    <style:style style:name="P36" style:family="paragraph" style:parent-style-name="Standard" style:list-style-name="L8">
      <style:paragraph-properties style:text-autospace="none"/>
    </style:style>
    <style:style style:name="P37" style:family="paragraph" style:parent-style-name="Standard" style:list-style-name="L9">
      <style:paragraph-properties fo:text-align="start" style:justify-single-word="false" style:text-autospace="none"/>
      <style:text-properties style:font-name="CMTI10" fo:font-size="10pt" fo:font-style="italic" style:font-name-asian="CMTI10" style:font-size-asian="10pt" style:font-style-asian="italic" style:font-name-complex="CMTI10" style:font-size-complex="10pt" style:font-style-complex="italic"/>
    </style:style>
    <style:style style:name="P38" style:family="paragraph" style:parent-style-name="Standard" style:list-style-name="L9">
      <style:paragraph-properties fo:text-align="start" style:justify-single-word="false" style:text-autospace="none"/>
      <style:text-properties style:font-name="CMTI10" fo:font-size="10pt" style:font-name-asian="CMTI10" style:font-size-asian="10pt" style:font-name-complex="CMTI10" style:font-size-complex="10pt"/>
    </style:style>
    <style:style style:name="T1" style:family="text">
      <style:text-properties fo:language="en" fo:country="GB"/>
    </style:style>
    <style:style style:name="T2" style:family="text">
      <style:text-properties fo:language="en" fo:country="GB" fo:font-style="normal" style:text-underline-style="none" style:font-style-asian="normal" style:font-style-complex="normal"/>
    </style:style>
    <style:style style:name="T3" style:family="text">
      <style:text-properties style:font-name="CMMI10" fo:font-style="italic" style:font-name-asian="CMMI10" style:font-style-asian="italic" style:font-name-complex="CMMI10" style:font-style-complex="italic"/>
    </style:style>
    <style:style style:name="T4" style:family="text">
      <style:text-properties fo:font-style="italic" style:font-name-asian="CMMI10" style:font-style-asian="italic" style:font-name-complex="CMMI10" style:font-style-complex="italic"/>
    </style:style>
    <style:style style:name="T5" style:family="text">
      <style:text-properties fo:font-style="italic" style:font-name-asian="CMSY10" style:font-style-asian="italic" style:font-name-complex="CMSY10" style:font-style-complex="italic"/>
    </style:style>
    <style:style style:name="T6" style:family="text">
      <style:text-properties fo:font-style="italic" fo:font-weight="bold" style:font-name-asian="CMTI10" style:font-style-asian="italic" style:font-weight-asian="bold" style:font-name-complex="CMTI10" style:font-style-complex="italic" style:font-weight-complex="bold"/>
    </style:style>
    <style:style style:name="T7" style:family="text">
      <style:text-properties fo:font-style="italic" style:font-name-asian="CMTI10" style:font-style-asian="italic" style:font-name-complex="CMTI10" style:font-style-complex="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style:font-name="CMR10"/>
    </style:style>
    <style:style style:name="T12" style:family="text">
      <style:text-properties style:font-name="CMR10" style:font-name-asian="CMR10" style:font-name-complex="CMR10"/>
    </style:style>
    <style:style style:name="T13" style:family="text">
      <style:text-properties style:font-name="CMTI10" fo:font-style="italic" style:font-name-asian="CMTI10" style:font-style-asian="italic" style:font-name-complex="CMTI10" style:font-style-complex="italic"/>
    </style:style>
    <style:style style:name="T14" style:family="text">
      <style:text-properties style:font-name="CMTI10" fo:font-style="italic" fo:font-weight="normal" style:font-name-asian="CMTI10" style:font-style-asian="italic" style:font-weight-asian="normal" style:font-name-complex="CMTI10" style:font-style-complex="italic" style:font-weight-complex="normal"/>
    </style:style>
    <style:style style:name="T15" style:family="text">
      <style:text-properties fo:font-weight="bold" style:font-weight-asian="bold" style:font-weight-complex="bold"/>
    </style:style>
    <style:style style:name="T16" style:family="text">
      <style:text-properties style:font-name="Arial"/>
    </style:style>
    <style:style style:name="T17" style:family="text">
      <style:text-properties style:font-name="Arial" fo:font-size="10pt" fo:language="en" fo:country="GB" style:font-name-asian="CMR101" style:font-size-asian="10pt" style:font-name-complex="CMR101" style:font-size-complex="10pt"/>
    </style:style>
    <style:style style:name="T18" style:family="text">
      <style:text-properties style:font-name="Arial" fo:font-size="10pt" fo:language="en" fo:country="GB" fo:font-style="italic" style:font-name-asian="CMTI101" style:font-size-asian="10pt" style:font-style-asian="italic" style:font-name-complex="CMTI101" style:font-size-complex="10pt" style:font-style-complex="italic"/>
    </style:style>
    <style:style style:name="T19" style:family="text">
      <style:text-properties style:font-name="Arial" fo:font-size="10pt" fo:language="en" fo:country="GB" fo:font-style="italic" style:font-name-asian="CMMI101" style:font-size-asian="10pt" style:font-style-asian="italic" style:font-name-complex="CMMI101" style:font-size-complex="10pt" style:font-style-complex="italic"/>
    </style:style>
    <style:style style:name="T20" style:family="text">
      <style:text-properties style:font-name="Arial" fo:font-size="10pt" fo:language="en" fo:country="GB" fo:font-style="italic" style:font-name-asian="CMR101" style:font-size-asian="10pt" style:font-style-asian="italic" style:font-name-complex="CMR101" style:font-size-complex="10pt" style:font-style-complex="italic"/>
    </style:style>
    <style:style style:name="T21" style:family="text">
      <style:text-properties style:font-name="Arial" fo:font-size="10pt" fo:language="en" fo:country="GB" fo:font-style="italic" style:font-name-asian="CMSY101" style:font-size-asian="10pt" style:font-style-asian="italic" style:font-name-complex="CMSY101" style:font-size-complex="10pt" style:font-style-complex="italic"/>
    </style:style>
    <style:style style:name="T22" style:family="text">
      <style:text-properties style:font-name="Arial" fo:font-size="10pt" fo:language="en" fo:country="GB" fo:font-style="italic" fo:font-weight="bold" style:font-name-asian="CMTI101" style:font-size-asian="10pt" style:font-style-asian="italic" style:font-weight-asian="bold" style:font-name-complex="CMTI101" style:font-size-complex="10pt" style:font-style-complex="italic" style:font-weight-complex="bold"/>
    </style:style>
    <style:style style:name="T23" style:family="text">
      <style:text-properties style:font-name="Arial" fo:font-size="10pt" fo:language="en" fo:country="GB" fo:font-style="italic" fo:font-weight="normal" style:font-name-asian="CMTI10" style:font-size-asian="10pt" style:font-style-asian="italic" style:font-weight-asian="normal" style:font-name-complex="CMTI10" style:font-size-complex="10pt" style:font-style-complex="italic" style:font-weight-complex="normal"/>
    </style:style>
    <style:style style:name="T24" style:family="text">
      <style:text-properties style:font-name="Arial" fo:font-size="10pt" fo:language="en" fo:country="GB" style:text-underline-style="solid" style:text-underline-width="auto" style:text-underline-color="font-color" style:text-underline-mode="continuous" style:text-overline-mode="continuous" style:text-line-through-mode="continuous" style:font-name-asian="CMR101" style:font-size-asian="10pt" style:font-name-complex="CMR101" style:font-size-complex="10pt"/>
    </style:style>
    <style:style style:name="T25" style:family="text">
      <style:text-properties style:font-name="Arial" fo:font-size="10pt" fo:language="en" fo:country="GB" style:text-underline-style="solid" style:text-underline-width="auto" style:text-underline-color="font-color" style:text-underline-mode="continuous" style:text-overline-mode="continuous" style:text-line-through-mode="continuous" style:font-name-asian="CMTI101" style:font-size-asian="10pt" style:font-name-complex="CMTI101" style:font-size-complex="10pt"/>
    </style:style>
    <style:style style:name="T26" style:family="text">
      <style:text-properties style:font-name="Arial" fo:font-size="10pt" fo:language="en" fo:country="GB" fo:font-weight="bold" style:font-name-asian="CMR101" style:font-size-asian="10pt" style:font-weight-asian="bold" style:font-name-complex="CMR101" style:font-size-complex="10pt" style:font-weight-complex="bold"/>
    </style:style>
    <style:style style:name="T27" style:family="text">
      <style:text-properties style:font-name="Arial" fo:font-size="10pt" fo:language="en" fo:country="GB" fo:font-weight="bold" style:font-name-asian="CMR10" style:font-size-asian="10pt" style:font-weight-asian="bold" style:font-name-complex="CMR10" style:font-size-complex="10pt" style:font-weight-complex="bold"/>
    </style:style>
    <style:style style:name="T28" style:family="text">
      <style:text-properties style:font-name="Arial" fo:font-size="10pt" fo:language="en" fo:country="GB" fo:font-weight="normal" style:font-name-asian="CMR101" style:font-size-asian="10pt" style:font-weight-asian="normal" style:font-name-complex="CMR101" style:font-size-complex="10pt" style:font-weight-complex="normal"/>
    </style:style>
    <style:style style:name="T29" style:family="text">
      <style:text-properties style:font-name="Arial" fo:font-size="10pt" fo:language="en" fo:country="GB" fo:font-weight="normal" style:font-name-asian="CMR10" style:font-size-asian="10pt" style:font-weight-asian="normal" style:font-name-complex="CMR10" style:font-size-complex="10pt" style:font-weight-complex="normal"/>
    </style:style>
    <style:style style:name="T30" style:family="text">
      <style:text-properties style:font-name="Arial" fo:font-size="10pt" fo:language="en" fo:country="GB" style:text-underline-style="none" style:text-underline-mode="continuous" style:text-overline-mode="continuous" style:text-line-through-mode="continuous" style:font-name-asian="CMR101" style:font-size-asian="10pt" style:font-name-complex="CMR101" style:font-size-complex="10pt"/>
    </style:style>
    <style:style style:name="T31" style:family="text">
      <style:text-properties style:font-name="Arial" fo:font-size="10pt" fo:language="en" fo:country="GB" style:text-underline-style="none" style:text-underline-mode="continuous" style:text-overline-mode="continuous" style:text-line-through-mode="continuous" style:font-name-asian="CMR10" style:font-size-asian="10pt" style:font-name-complex="CMR10" style:font-size-complex="10pt"/>
    </style:style>
    <style:style style:name="T32" style:family="text">
      <style:text-properties style:font-name="Arial" fo:font-size="10pt" fo:language="en" fo:country="GB" style:font-name-asian="CMR10" style:font-size-asian="10pt" style:font-name-complex="CMR10" style:font-size-complex="10pt"/>
    </style:style>
    <style:style style:name="T33" style:family="text">
      <style:text-properties style:font-name="Arial" fo:font-size="10pt" style:font-name-asian="CMR10" style:font-size-asian="10pt" style:font-name-complex="CMR10" style:font-size-complex="10pt"/>
    </style:style>
    <style:style style:name="T34" style:family="text">
      <style:text-properties style:font-name="Arial" fo:font-size="10pt" style:text-underline-style="none" style:font-name-asian="CMR10" style:font-size-asian="10pt" style:font-name-complex="CMR10" style:font-size-complex="10pt"/>
    </style:style>
    <style:style style:name="T35" style:family="text">
      <style:text-properties style:font-name="Arial" fo:font-weight="normal" style:font-weight-asian="normal" style:font-weight-complex="normal"/>
    </style:style>
    <style:style style:name="T36" style:family="text">
      <style:text-properties style:font-name-asian="CMTT10" style:font-name-complex="CMTT10"/>
    </style:style>
    <style:style style:name="T37" style:family="text">
      <style:text-properties style:text-underline-style="none"/>
    </style:style>
    <style:style style:name="T38" style:family="text">
      <style:text-properties style:font-name-asian="CMTI10" style:font-name-complex="CMTI10"/>
    </style:style>
    <style:style style:name="T39" style:family="text">
      <style:text-properties officeooo:rsid="0017c636"/>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346in"/>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25in" fo:margin-left="0.7846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25in" fo:margin-left="1.0346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25in" fo:margin-left="1.2846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25in" fo:margin-left="1.5346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25in" fo:margin-left="1.7846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25in" fo:margin-left="2.0346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25in" fo:margin-left="2.2846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25in" fo:margin-left="2.534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Algorithm Design Manual</text:p>
      <text:p text:style-name="P20"/>
      <text:p text:style-name="P21">Resources: <text:a xlink:type="simple" xlink:href="https://www3.cs.stonybrook.edu/~skiena/373/videos/" text:style-name="Internet_20_link" text:visited-style-name="Visited_20_Internet_20_Link">https://www3.cs.stonybrook.edu/~skiena/373/videos/</text:a><text:line-break/><text:span text:style-name="T39">Solutions: https://www.algorist.com/algowiki_v2/index.php/Introduction-TADM2E</text:span></text:p>
      <text:p text:style-name="P22">TODO: <text:a xlink:type="simple" xlink:href="https://algorist.com/algorist.html" text:style-name="Internet_20_link" text:visited-style-name="Visited_20_Internet_20_Link">https://algorist.com/algorist.html</text:a></text:p>
      <text:p text:style-name="P22">→ OBAVEZNO svaki algoritam </text:p>
      <text:p text:style-name="P21"/>
      <text:p text:style-name="P21">1.0</text:p>
      <text:p text:style-name="P13">An algorithm must solve a general, well-specified <text:span text:style-name="T38">problem. </text:span></text:p>
      <text:p text:style-name="P5"><text:span text:style-name="T2">There are three desirable properties for a good algorithm. We seek algorithms </text:span>that are <text:span text:style-name="T7">correct </text:span>and <text:span text:style-name="T7">efficient</text:span>, while being <text:span text:style-name="T7">easy to implement</text:span>. These goals may not be simultaneously achievable.</text:p>
      <text:p text:style-name="P5">Correct algorithms usually come with a proof of correctness, which is an explanation of <text:span text:style-name="T7">why </text:span>we know that the algorithm must take every instance of the problem to the desired result</text:p>
      <text:p text:style-name="P23"/>
      <text:p text:style-name="P24">1.1</text:p>
      <text:p text:style-name="P1"><text:span text:style-name="Default_20_Paragraph_20_Font"><text:span text:style-name="T17">The heart of any algorithm is an </text:span></text:span><text:span text:style-name="Default_20_Paragraph_20_Font"><text:span text:style-name="T18">idea</text:span></text:span><text:span text:style-name="Default_20_Paragraph_20_Font"><text:span text:style-name="T17">. If your idea isnot clearly revealed when you express an algorithm, then you are using too low-level a notation to describe it.</text:span></text:span></text:p>
      <text:p text:style-name="P7">Problem specifications have two parts: (1) the set of allowed input instances, and (2) the required properties of the algorithm’s output.</text:p>
      <text:p text:style-name="P7"/>
      <text:p text:style-name="P1"><text:span text:style-name="Default_20_Paragraph_20_Font"><text:span text:style-name="T17">An important and honorable technique in algorithm design is to narrow the set of allowable instances until there </text:span></text:span><text:span text:style-name="Default_20_Paragraph_20_Font"><text:span text:style-name="T18">is </text:span></text:span><text:span text:style-name="Default_20_Paragraph_20_Font"><text:span text:style-name="T17">a correct and efficient algorithm. For example, we can restrict a graph problem from general</text:span></text:span></text:p>
      <text:p text:style-name="P7">graphs down to trees, or a geometric problem from two dimensions down to one.</text:p>
      <text:p text:style-name="P7"/>
      <text:p text:style-name="P1"><text:span text:style-name="T31">Reasoning about an algorithm is impossible without a careful description of the </text:span><text:span text:style-name="T34">sequence of steps to be performed. The three most common forms of algorithmic notation are (1) English, (2) pseudocode, or (3) a real programming language.</text:span></text:p>
      <text:p text:style-name="P17"/>
      <text:p text:style-name="P4"><text:span text:style-name="T37">Problem specifications have two parts: (1) the set of allowed input instances, </text:span>and (2) the required properties of the algorithm’s output. It is impossible to prove the correctness of an algorithm for a fuzzily-stated problem</text:p>
      <text:p text:style-name="P12"><text:span text:style-name="Default_20_Paragraph_20_Font"><text:span text:style-name="T30"/></text:span></text:p>
      <text:p text:style-name="P1"><text:span text:style-name="Default_20_Paragraph_20_Font"><text:span text:style-name="T17"/></text:span></text:p>
      <text:p text:style-name="P1"><text:span text:style-name="Default_20_Paragraph_20_Font"><text:span text:style-name="T17">One is asking an ill-defined question. Asking for the </text:span></text:span><text:span text:style-name="Default_20_Paragraph_20_Font"><text:span text:style-name="T18">best </text:span></text:span><text:span text:style-name="Default_20_Paragraph_20_Font"><text:span text:style-name="T17">route between two places on a map is a silly question unless you define what </text:span></text:span><text:span text:style-name="Default_20_Paragraph_20_Font"><text:span text:style-name="T18">best </text:span></text:span><text:span text:style-name="Default_20_Paragraph_20_Font"><text:span text:style-name="T17">means. Do you mean the shortest route in total distance, or the fastest route, or the one minimizing the number of turns?</text:span></text:span></text:p>
      <text:p text:style-name="P1"><text:span text:style-name="Default_20_Paragraph_20_Font"><text:span text:style-name="T17">The second trap is creating compound goals. The three path-planning criteria mentioned above are all well-defined goals that lead to correct, efficient optimization algorithms. However, you must pick a single criteria. A goal like </text:span></text:span><text:span text:style-name="Default_20_Paragraph_20_Font"><text:span text:style-name="T18">Find the shortest path from </text:span></text:span><text:span text:style-name="Default_20_Paragraph_20_Font"><text:span text:style-name="T19">a </text:span></text:span><text:span text:style-name="Default_20_Paragraph_20_Font"><text:span text:style-name="T18">to </text:span></text:span><text:span text:style-name="Default_20_Paragraph_20_Font"><text:span text:style-name="T19">b </text:span></text:span><text:span text:style-name="Default_20_Paragraph_20_Font"><text:span text:style-name="T18">that doesn’t use more than twice as many turns as necessary</text:span></text:span></text:p>
      <text:p text:style-name="P7">is perfectly well defined, but complicated to reason and solve.</text:p>
      <text:p text:style-name="P7"/>
      <text:p text:style-name="P11">Finding the right formulation for your problem is an important part of solving it. And studying the definition of all these classic algorithm problems will help you recognize when someone else has thought about similar problems before you.</text:p>
      <text:p text:style-name="P12"/>
      <text:p text:style-name="P1"><text:span text:style-name="Default_20_Paragraph_20_Font"><text:span text:style-name="T24">The best way to prove that an algorithm is </text:span></text:span><text:span text:style-name="Default_20_Paragraph_20_Font"><text:span text:style-name="T25">incorrect </text:span></text:span><text:span text:style-name="Default_20_Paragraph_20_Font"><text:span text:style-name="T24">is to produce an instance in </text:span></text:span><text:span text:style-name="Default_20_Paragraph_20_Font"><text:span text:style-name="T17">which it yields an incorrect answer. Such instances are called </text:span></text:span><text:span text:style-name="Default_20_Paragraph_20_Font"><text:span text:style-name="T18">counter-examples. </text:span></text:span><text:span text:style-name="Default_20_Paragraph_20_Font"><text:span text:style-name="T20">Hunting for counter-examples is a skill worth developing. It bears some similarity </text:span></text:span><text:span text:style-name="Default_20_Paragraph_20_Font"><text:span text:style-name="T17">to the task of developing test sets for computer programs, but relies more on</text:span></text:span></text:p>
      <text:p text:style-name="P7">inspiration than exhaustion. Here are some techniques to aid your quest:</text:p>
      <text:list xml:id="list1828204934" text:style-name="L1">
        <text:list-item>
          <text:p text:style-name="P29"><text:span text:style-name="Default_20_Paragraph_20_Font"><text:span text:style-name="T18">Think small (</text:span></text:span><text:span text:style-name="Default_20_Paragraph_20_Font"><text:span text:style-name="T20">when algorithms fail, there is </text:span></text:span><text:span text:style-name="Default_20_Paragraph_20_Font"><text:span text:style-name="T17">usually a very simple example on which they fail</text:span></text:span><text:span text:style-name="Default_20_Paragraph_20_Font"><text:span text:style-name="T18">)</text:span></text:span></text:p>
        </text:list-item>
        <text:list-item>
          <text:p text:style-name="P29"><text:span text:style-name="Default_20_Paragraph_20_Font"><text:span text:style-name="T18">Think exhaustively (</text:span></text:span><text:span text:style-name="Default_20_Paragraph_20_Font"><text:span text:style-name="T17">There are <text:s/>n number of possibilities)</text:span></text:span></text:p>
        </text:list-item>
        <text:list-item>
          <text:p text:style-name="P29"><text:span text:style-name="Default_20_Paragraph_20_Font"><text:span text:style-name="T18">Seek extremes </text:span></text:span><text:span text:style-name="Default_20_Paragraph_20_Font"><text:span text:style-name="T20">– Many counter-examples are mixtures of huge and tiny,</text:span></text:span><text:span text:style-name="Default_20_Paragraph_20_Font"><text:span text:style-name="T18">akness</text:span></text:span></text:p>
        </text:list-item>
      </text:list>
      <text:p text:style-name="P8"/>
      <text:p text:style-name="P7">A proof or demonstration of correctness is needed. Often <text:span text:style-name="T15">mathematical induction</text:span> is the method of choice.</text:p>
      <text:p text:style-name="P1"><text:span text:style-name="Default_20_Paragraph_20_Font"><text:span text:style-name="T26">Recursion </text:span></text:span><text:span text:style-name="Default_20_Paragraph_20_Font"><text:span text:style-name="T22">is </text:span></text:span><text:span text:style-name="Default_20_Paragraph_20_Font"><text:span text:style-name="T26">mathematical induction</text:span></text:span><text:span text:style-name="Default_20_Paragraph_20_Font"><text:span text:style-name="T17">. (we have general and boundary conditions, with the general condition</text:span></text:span></text:p>
      <text:p text:style-name="P1"><text:span text:style-name="Default_20_Paragraph_20_Font"><text:span text:style-name="T17">breaking the problem into smaller and smaller pieces. The </text:span></text:span><text:span text:style-name="Default_20_Paragraph_20_Font"><text:span text:style-name="T18">initial </text:span></text:span><text:span text:style-name="Default_20_Paragraph_20_Font"><text:span text:style-name="T17">or boundary condition terminates the recursion. Once you understand either recursion or induction, you should be able to see why the other one also works)</text:span></text:span></text:p>
      <text:p text:style-name="P1"><text:span text:style-name="Default_20_Paragraph_20_Font"><text:span text:style-name="T17"/></text:span></text:p>
      <text:p text:style-name="P1"><text:soft-page-break/><text:span text:style-name="Default_20_Paragraph_20_Font"><text:span text:style-name="T27">Modeling</text:span></text:span><text:span text:style-name="Default_20_Paragraph_20_Font"><text:span text:style-name="T32"> is the art of formulating your application in terms of precisely described, </text:span></text:span><text:span text:style-name="T33">well-understood problems. Proper modeling is the key to applying algorithmic design techniques to real-world problems.</text:span></text:p>
      <text:p text:style-name="P7"/>
      <text:p text:style-name="P1"><text:span text:style-name="Default_20_Paragraph_20_Font"><text:span text:style-name="T17">Odds are very good that others have stumbled upon your algorithmic problem before you, perhaps in substantially different contexts. But to find out what is known about your particular “widget optimization problem,” you can’t hope to look in a book under </text:span></text:span><text:span text:style-name="Default_20_Paragraph_20_Font"><text:span text:style-name="T18">widget</text:span></text:span><text:span text:style-name="Default_20_Paragraph_20_Font"><text:span text:style-name="T17">. You must formulate widget optimization in terms of</text:span></text:span></text:p>
      <text:p text:style-name="P7">computing properties of common structures such as:</text:p>
      <text:list xml:id="list2129790727" text:style-name="L2">
        <text:list-item>
          <text:p text:style-name="P30"><text:span text:style-name="Default_20_Paragraph_20_Font"><text:span text:style-name="T25">Permutations</text:span></text:span><text:span text:style-name="Default_20_Paragraph_20_Font"><text:span text:style-name="T18"> (</text:span></text:span><text:span text:style-name="Default_20_Paragraph_20_Font"><text:span text:style-name="T17">which are arrangements, or orderings, of items)</text:span></text:span></text:p>
        </text:list-item>
        <text:list-item>
          <text:p text:style-name="P30"><text:span text:style-name="Default_20_Paragraph_20_Font"><text:span text:style-name="T25">Subsets</text:span></text:span><text:span text:style-name="Default_20_Paragraph_20_Font"><text:span text:style-name="T18"> (</text:span></text:span><text:span text:style-name="Default_20_Paragraph_20_Font"><text:span text:style-name="T17">represent selections from a set of items, are likely the object in question whenever your problem seeks a “cluster,” “collection,” “committee,” “group,” “packaging,” or “selection.”)</text:span></text:span></text:p>
        </text:list-item>
        <text:list-item>
          <text:p text:style-name="P30"><text:span text:style-name="Default_20_Paragraph_20_Font"><text:span text:style-name="T25">Trees</text:span></text:span><text:span text:style-name="Default_20_Paragraph_20_Font"><text:span text:style-name="T18"> (</text:span></text:span><text:span text:style-name="Default_20_Paragraph_20_Font"><text:span text:style-name="T17">hierarchical relationships between items)</text:span></text:span></text:p>
        </text:list-item>
        <text:list-item>
          <text:p text:style-name="P30"><text:span text:style-name="Default_20_Paragraph_20_Font"><text:span text:style-name="T25">Graphs</text:span></text:span><text:span text:style-name="Default_20_Paragraph_20_Font"><text:span text:style-name="T20"> (</text:span></text:span><text:span text:style-name="Default_20_Paragraph_20_Font"><text:span text:style-name="T17">represent relationships between arbitrary pairs of objects.</text:span></text:span><text:span text:style-name="Default_20_Paragraph_20_Font"><text:span text:style-name="T20">)</text:span></text:span></text:p>
        </text:list-item>
        <text:list-item>
          <text:p text:style-name="P30"><text:span text:style-name="Default_20_Paragraph_20_Font"><text:span text:style-name="T25">Points</text:span></text:span><text:span text:style-name="Default_20_Paragraph_20_Font"><text:span text:style-name="T18"> </text:span></text:span><text:span text:style-name="Default_20_Paragraph_20_Font"><text:span text:style-name="T20">– which represent locations in some geometric space</text:span></text:span></text:p>
        </text:list-item>
        <text:list-item>
          <text:p text:style-name="P30"><text:span text:style-name="Default_20_Paragraph_20_Font"><text:span text:style-name="T25">Polygons</text:span></text:span><text:span text:style-name="Default_20_Paragraph_20_Font"><text:span text:style-name="T18"> </text:span></text:span><text:span text:style-name="Default_20_Paragraph_20_Font"><text:span text:style-name="T20">– which represent regions in some geometric spaces</text:span></text:span></text:p>
        </text:list-item>
        <text:list-item>
          <text:p text:style-name="P30"><text:span text:style-name="Default_20_Paragraph_20_Font"><text:span text:style-name="T25">Strings</text:span></text:span><text:span text:style-name="Default_20_Paragraph_20_Font"><text:span text:style-name="T18"> </text:span></text:span><text:span text:style-name="Default_20_Paragraph_20_Font"><text:span text:style-name="T20">– which represent sequences of characters or patterns</text:span></text:span></text:p>
        </text:list-item>
      </text:list>
      <text:p text:style-name="P9"/>
      <text:p text:style-name="P7">Familiarity with these problems is important, because they provide the language we use to model applications</text:p>
      <text:p text:style-name="P7"/>
      <text:p text:style-name="P1"><text:span text:style-name="Default_20_Paragraph_20_Font"><text:span text:style-name="T17">Recursive descriptions of objects require both decomposition rules and </text:span></text:span><text:span text:style-name="Default_20_Paragraph_20_Font"><text:span text:style-name="T18">basis cases</text:span></text:span><text:span text:style-name="Default_20_Paragraph_20_Font"><text:span text:style-name="T17">, namely the specification of the smallest and simplest objects where the decomposition stops. These basis cases are usually easily defined</text:span></text:span></text:p>
      <text:p text:style-name="P7"/>
      <text:p text:style-name="P7">The Big Oh notation and worst-case analysis are tools that greatly simplify our ability to compare the efficiency of algorithms.</text:p>
      <text:p text:style-name="P7"/>
      <text:p text:style-name="P1"><text:span text:style-name="Default_20_Paragraph_20_Font"><text:span text:style-name="T17"/></text:span></text:p>
      <text:p text:style-name="P18">Data Structures</text:p>
      <text:p text:style-name="P18"/>
      <text:p text:style-name="P1"><text:span text:style-name="Default_20_Paragraph_20_Font"><text:span text:style-name="T17">Data structures can be neatly classified as either </text:span></text:span><text:span text:style-name="Default_20_Paragraph_20_Font"><text:span text:style-name="T18">contiguous </text:span></text:span><text:span text:style-name="Default_20_Paragraph_20_Font"><text:span text:style-name="T17">or </text:span></text:span><text:span text:style-name="Default_20_Paragraph_20_Font"><text:span text:style-name="T18">linked</text:span></text:span><text:span text:style-name="Default_20_Paragraph_20_Font"><text:span text:style-name="T17">, depending upon whether they are based on arrays or pointers:</text:span></text:span></text:p>
      <text:list xml:id="list312815256" text:style-name="L3">
        <text:list-item>
          <text:p text:style-name="P31"><text:span text:style-name="Default_20_Paragraph_20_Font"><text:span text:style-name="T21"><text:s/></text:span></text:span><text:span text:style-name="Default_20_Paragraph_20_Font"><text:span text:style-name="T18">Contiguously-allocated structures </text:span></text:span><text:span text:style-name="Default_20_Paragraph_20_Font"><text:span text:style-name="T17">are composed of single slabs of memory, and<text:line-break/>include arrays, matrices, heaps, and hash tables.</text:span></text:span></text:p>
        </text:list-item>
        <text:list-item>
          <text:p text:style-name="P31"><text:span text:style-name="Default_20_Paragraph_20_Font"><text:span text:style-name="T18">Linked data structures </text:span></text:span><text:span text:style-name="Default_20_Paragraph_20_Font"><text:span text:style-name="T17">are composed of distinct chunks of memory bound together by </text:span></text:span><text:span text:style-name="Default_20_Paragraph_20_Font"><text:span text:style-name="T18">pointers</text:span></text:span><text:span text:style-name="Default_20_Paragraph_20_Font"><text:span text:style-name="T17">, and include lists, trees, and graph adjacency lists</text:span></text:span></text:p>
        </text:list-item>
      </text:list>
      <text:p text:style-name="P7"/>
      <text:p text:style-name="P7">A given data representation may permit efficient implementation of certain operations at the cost that other operations are expensive</text:p>
      <text:p text:style-name="P7"/>
      <text:p text:style-name="P19">Arrays</text:p>
      <text:p text:style-name="P6"/>
      <text:p text:style-name="P1"><text:span text:style-name="Default_20_Paragraph_20_Font"><text:span text:style-name="T17">The </text:span></text:span><text:span text:style-name="Default_20_Paragraph_20_Font"><text:span text:style-name="T18">array </text:span></text:span><text:span text:style-name="Default_20_Paragraph_20_Font"><text:span text:style-name="T17">is the fundamental contiguously-allocated data structure. Arrays are structures of fixed-size data records such that each element can be efficiently located by its </text:span></text:span><text:span text:style-name="Default_20_Paragraph_20_Font"><text:span text:style-name="T18">index </text:span></text:span><text:span text:style-name="Default_20_Paragraph_20_Font"><text:span text:style-name="T17">or (equivalently) address.</text:span></text:span></text:p>
      <text:p text:style-name="P7">A good analogy likens an array to a street full of houses, where each array element is equivalent to a house, and the index is equivalent to the house number.</text:p>
      <text:p text:style-name="P7"/>
      <text:p text:style-name="P7">Advanteges</text:p>
      <text:list xml:id="list621208227" text:style-name="L4">
        <text:list-item>
          <text:p text:style-name="P32">Constant-time acces given the indeks</text:p>
        </text:list-item>
        <text:list-item>
          <text:p text:style-name="P32">Space efficency (no spaces is wasted with links or other formatting info)</text:p>
        </text:list-item>
        <text:list-item>
          <text:p text:style-name="P32">Iteraton (data has physical continutiy in memory)</text:p>
        </text:list-item>
      </text:list>
      <text:p text:style-name="P7"/>
      <text:p text:style-name="P7">Downside</text:p>
      <text:list xml:id="list3033850089" text:style-name="L5">
        <text:list-item>
          <text:p text:style-name="P33">adding new elemnt</text:p>
        </text:list-item>
      </text:list>
      <text:p text:style-name="P7"/>
      <text:p text:style-name="P7">Linked Structure</text:p>
      <text:p text:style-name="P7">We have pointer that represents connections that hold te pieces of linked structures together.</text:p>
      <text:p text:style-name="P1"><text:span text:style-name="Default_20_Paragraph_20_Font"><text:span text:style-name="T17">The list is the simplest linked structure. The three basic operations supported by lists are searching, insertion, and deletion. In </text:span></text:span><text:span text:style-name="Default_20_Paragraph_20_Font"><text:span text:style-name="T18">doubly-linked lists</text:span></text:span><text:span text:style-name="Default_20_Paragraph_20_Font"><text:span text:style-name="T17">, each node points both to its predecessor and its successor element</text:span></text:span></text:p>
      <text:p text:style-name="P7"><text:soft-page-break/></text:p>
      <text:p text:style-name="P7">Advanteges</text:p>
      <text:list xml:id="list2619599167" text:style-name="L6">
        <text:list-item>
          <text:p text:style-name="P34">insertions and deleteons are simpler and faster</text:p>
        </text:list-item>
      </text:list>
      <text:p text:style-name="P7"/>
      <text:p text:style-name="P7">Downside</text:p>
      <text:list xml:id="list1931142425" text:style-name="L7">
        <text:list-item>
          <text:p text:style-name="P35">extra spaces for storing pointer</text:p>
        </text:list-item>
        <text:list-item>
          <text:p text:style-name="P35">ranodm access is slow</text:p>
        </text:list-item>
      </text:list>
      <text:p text:style-name="P7"/>
      <text:p text:style-name="P7">List and Arrray can be seen as recorsive objects</text:p>
      <text:p text:style-name="P7"/>
      <text:p text:style-name="P7">Containers are distinguished by the particular retrieval order they support. In</text:p>
      <text:p text:style-name="P7">the two most important types of containers, this retrieval order depends on the</text:p>
      <text:p text:style-name="P7">insertion order:</text:p>
      <text:list xml:id="list271876605" text:style-name="L8">
        <text:list-item>
          <text:p text:style-name="P36"><text:span text:style-name="Default_20_Paragraph_20_Font"><text:span text:style-name="T22">Stacks</text:span></text:span><text:span text:style-name="Default_20_Paragraph_20_Font"><text:span text:style-name="T18"> </text:span></text:span><text:span text:style-name="Default_20_Paragraph_20_Font"><text:span text:style-name="T17">– Support retrieval by last-in, first-out (</text:span></text:span><text:span text:style-name="Default_20_Paragraph_20_Font"><text:span text:style-name="T26">LIFO</text:span></text:span><text:span text:style-name="Default_20_Paragraph_20_Font"><text:span text:style-name="T17">) order. Stacks are simple to implement and very efficient. For this reason, stacks are probably the right container to use when retrieval order doesn’t matter at all, such as when processing batch jobs. The </text:span></text:span><text:span text:style-name="Default_20_Paragraph_20_Font"><text:span text:style-name="T18">put </text:span></text:span><text:span text:style-name="Default_20_Paragraph_20_Font"><text:span text:style-name="T17">and </text:span></text:span><text:span text:style-name="Default_20_Paragraph_20_Font"><text:span text:style-name="T18">get </text:span></text:span><text:span text:style-name="Default_20_Paragraph_20_Font"><text:span text:style-name="T17">operations for stacks are usually called </text:span></text:span><text:span text:style-name="Default_20_Paragraph_20_Font"><text:span text:style-name="T22">push </text:span></text:span><text:span text:style-name="Default_20_Paragraph_20_Font"><text:span text:style-name="T26">and </text:span></text:span><text:span text:style-name="Default_20_Paragraph_20_Font"><text:span text:style-name="T22">pop</text:span></text:span><text:span text:style-name="Default_20_Paragraph_20_Font"><text:span text:style-name="T17">:</text:span></text:span></text:p>
        </text:list-item>
        <text:list-item>
          <text:p text:style-name="P36"><text:span text:style-name="Default_20_Paragraph_20_Font"><text:span text:style-name="T22">Queues</text:span></text:span><text:span text:style-name="Default_20_Paragraph_20_Font"><text:span text:style-name="T18"> </text:span></text:span><text:span text:style-name="Default_20_Paragraph_20_Font"><text:span text:style-name="T17">– Support retrieval in first in, first out (</text:span></text:span><text:span text:style-name="Default_20_Paragraph_20_Font"><text:span text:style-name="T26">FIFO</text:span></text:span><text:span text:style-name="Default_20_Paragraph_20_Font"><text:span text:style-name="T17">) order. This is surely the fairest way to control waiting times for services. You want the container holding jobs to be processed in FIFO order to minimize the </text:span></text:span><text:span text:style-name="Default_20_Paragraph_20_Font"><text:span text:style-name="T18">maximum </text:span></text:span><text:span text:style-name="Default_20_Paragraph_20_Font"><text:span text:style-name="T17">time spent waiting. Note that the </text:span></text:span><text:span text:style-name="Default_20_Paragraph_20_Font"><text:span text:style-name="T18">average </text:span></text:span><text:span text:style-name="Default_20_Paragraph_20_Font"><text:span text:style-name="T17">waiting time will be the same regardless of whether FIFO or LIFO is used. Many computing applications involve dana items with infinite patience, which renders the question of maximum waiting time moot. Queues are somewhat trickier to implement than stacks and thus are most appropriate for applications (like certain simulations) where the order is important. The </text:span></text:span><text:span text:style-name="Default_20_Paragraph_20_Font"><text:span text:style-name="T18">put </text:span></text:span><text:span text:style-name="Default_20_Paragraph_20_Font"><text:span text:style-name="T17">and </text:span></text:span><text:span text:style-name="Default_20_Paragraph_20_Font"><text:span text:style-name="T18">get </text:span></text:span><text:span text:style-name="Default_20_Paragraph_20_Font"><text:span text:style-name="T17">operations for queues are usually called </text:span></text:span><text:span text:style-name="Default_20_Paragraph_20_Font"><text:span text:style-name="T22">enqueue </text:span></text:span><text:span text:style-name="Default_20_Paragraph_20_Font"><text:span text:style-name="T26">and </text:span></text:span><text:span text:style-name="Default_20_Paragraph_20_Font"><text:span text:style-name="T22">dequeue</text:span></text:span></text:p>
        </text:list-item>
      </text:list>
      <text:p text:style-name="P10"/>
      <text:p text:style-name="P1"><text:span text:style-name="Default_20_Paragraph_20_Font"><text:span text:style-name="T20">The </text:span></text:span><text:span text:style-name="Default_20_Paragraph_20_Font"><text:span text:style-name="T22">dictionary</text:span></text:span><text:span text:style-name="Default_20_Paragraph_20_Font"><text:span text:style-name="T18"> </text:span></text:span><text:span text:style-name="Default_20_Paragraph_20_Font"><text:span text:style-name="T22">(map)</text:span></text:span><text:span text:style-name="Default_20_Paragraph_20_Font"><text:span text:style-name="T18"> </text:span></text:span><text:span text:style-name="Default_20_Paragraph_20_Font"><text:span text:style-name="T20">data type permits access to data items by content. Implemented as binary search trees and hash tables</text:span></text:span></text:p>
      <text:p text:style-name="P7"/>
      <text:p text:style-name="P7">Binary Serch Trees</text:p>
      <text:p text:style-name="P7"/>
      <text:p text:style-name="P7">Binary search requires that we have fase access to two elements (median elemens above and below the given node) To combine these ideas we need a linked list with two pointers per node. A rooted binay tree is recursivels defined as being empty or consisting of a node called the root together with two rooted binary trees called thel left and right subtress, and the order among subtrese (left, right) matters.</text:p>
      <text:p text:style-name="P7">A binary search tree label each node in a binary tree with a single key such that for any node labeled x, all nodes in the left have <text:s/>keys &lt; x while all noded in the right of x have keys &gt; y</text:p>
      <text:p text:style-name="P7"/>
      <text:p text:style-name="P1"><text:span text:style-name="Default_20_Paragraph_20_Font"><text:span text:style-name="T17">Binary tree nodes have </text:span></text:span><text:span text:style-name="Default_20_Paragraph_20_Font"><text:span text:style-name="T18">left </text:span></text:span><text:span text:style-name="Default_20_Paragraph_20_Font"><text:span text:style-name="T17">and </text:span></text:span><text:span text:style-name="Default_20_Paragraph_20_Font"><text:span text:style-name="T18">right </text:span></text:span><text:span text:style-name="Default_20_Paragraph_20_Font"><text:span text:style-name="T17">pointer fields, an (optional) </text:span></text:span><text:span text:style-name="Default_20_Paragraph_20_Font"><text:span text:style-name="T18">parent </text:span></text:span><text:span text:style-name="Default_20_Paragraph_20_Font"><text:span text:style-name="T17">pointer and a data field.</text:span></text:span></text:p>
      <text:p text:style-name="P1"><text:span text:style-name="Default_20_Paragraph_20_Font"><text:span text:style-name="T17">The binary search tree labeling uniquely identities where each key is located. Start at the root. Unless it contains the query key </text:span></text:span><text:span text:style-name="Default_20_Paragraph_20_Font"><text:span text:style-name="T19">x</text:span></text:span><text:span text:style-name="Default_20_Paragraph_20_Font"><text:span text:style-name="T17">, proceed either left or right depending upon whether </text:span></text:span><text:span text:style-name="Default_20_Paragraph_20_Font"><text:span text:style-name="T19">x </text:span></text:span><text:span text:style-name="Default_20_Paragraph_20_Font"><text:span text:style-name="T17">occurs before or after the root key</text:span></text:span></text:p>
      <text:p text:style-name="P7"/>
      <text:p text:style-name="P1"><text:span text:style-name="Default_20_Paragraph_20_Font"><text:span text:style-name="T17">Implementing the </text:span></text:span><text:span text:style-name="Default_20_Paragraph_20_Font"><text:span text:style-name="T22">find-minimum </text:span></text:span><text:span text:style-name="Default_20_Paragraph_20_Font"><text:span text:style-name="T26">operation </text:span></text:span><text:span text:style-name="Default_20_Paragraph_20_Font"><text:span text:style-name="T17">requires knowing where the minimum element is in the tree. By definition, the smallest key must reside in the left subtree of the root, since all keys in the left subtree have values less than that of the root.</text:span></text:span></text:p>
      <text:p text:style-name="P7"/>
      <text:p text:style-name="P1"><text:span text:style-name="Default_20_Paragraph_20_Font"><text:span text:style-name="T17">When implemented using binary search trees, all three dictionary operations take </text:span></text:span><text:span text:style-name="Default_20_Paragraph_20_Font"><text:span text:style-name="T19">O</text:span></text:span><text:span text:style-name="Default_20_Paragraph_20_Font"><text:span text:style-name="T17">(</text:span></text:span><text:span text:style-name="Default_20_Paragraph_20_Font"><text:span text:style-name="T19">h</text:span></text:span><text:span text:style-name="Default_20_Paragraph_20_Font"><text:span text:style-name="T17">) time, where </text:span></text:span><text:span text:style-name="Default_20_Paragraph_20_Font"><text:span text:style-name="T19">h </text:span></text:span><text:span text:style-name="Default_20_Paragraph_20_Font"><text:span text:style-name="T17">is the height of the tree. To fix this better approach is to create </text:span></text:span><text:span text:style-name="Default_20_Paragraph_20_Font"><text:span text:style-name="T26">Balanced Searh Trees</text:span></text:span></text:p>
      <text:p text:style-name="P7"/>
      <text:p text:style-name="P6">Picking the wrong data structure for the job can be disastrous in terms of performance. Identifying the very best data structure is usually not as critical, because there can be several choices that perform similarly.</text:p>
      <text:p text:style-name="P6"/>
      <text:p text:style-name="P6"/>
      <text:p text:style-name="P1"><text:span text:style-name="Default_20_Paragraph_20_Font"><text:span text:style-name="T17">Priority Queues</text:span></text:span></text:p>
      <text:p text:style-name="P6"/>
      <text:p text:style-name="P7">Priority queues are data structures that provide more flexibility than simple sorting, because they allow new elements to enter a system at arbitrary intervals. It is much more cost-effective to insert a new job into a priority queue than to re-sort everything on each such arriva</text:p>
      <text:p text:style-name="P7"/>
      <text:p text:style-name="P1"><text:span text:style-name="Default_20_Paragraph_20_Font"><text:span text:style-name="T17">Many naturally occurring processes are accurately modeled by priority queues. Single people maintain a priority queue of potential dating candidates—mentally if not explicitly. One’s impression on meeting a new </text:span></text:span><text:soft-page-break/><text:span text:style-name="Default_20_Paragraph_20_Font"><text:span text:style-name="T17">person maps directly to an attractiveness or desirability score. Desirability serves as the </text:span></text:span><text:span text:style-name="Default_20_Paragraph_20_Font"><text:span text:style-name="T18">key </text:span></text:span><text:span text:style-name="Default_20_Paragraph_20_Font"><text:span text:style-name="T17">field for inserting</text:span></text:span></text:p>
      <text:p text:style-name="P7">this new entry into the “little black book” priority queue data structure. Dating is the process of extracting the most desirable person from the data structure (Find- Maximum), spending an evening to evaluate them better, and then reinserting them into the priority queue with a possibly revised score.</text:p>
      <text:p text:style-name="P7"/>
      <text:p text:style-name="P4"><text:span text:style-name="T1">nice priority queue </text:span>implementation is the <text:s/>heap</text:p>
      <text:p text:style-name="P7"/>
      <text:p text:style-name="P6">Building algorithms around data structures such as dictionaries and priority queues leads to both clean structure and good performance</text:p>
      <text:p text:style-name="P6"/>
      <text:p text:style-name="P14"><text:span text:style-name="T1">First, when working with </text:span>a large enough data set, only linear or near linear algorithms (say <text:span text:style-name="T4">O</text:span>(<text:span text:style-name="T4">n </text:span>log <text:span text:style-name="T4">n</text:span>)) are likely to be fast enough. Second, choosing the right data structure is often the key to getting the time complexity down to this point. Finally, using smart heuristic like greedy is likely to significantly improve quality over the naive approach. How much the improvement will be can only be determined by experimentation.</text:p>
      <text:p text:style-name="P6"/>
      <text:p text:style-name="P1"><text:span text:style-name="Default_20_Paragraph_20_Font"><text:span text:style-name="T28"/></text:span></text:p>
      <text:p text:style-name="P1"><text:span text:style-name="Default_20_Paragraph_20_Font"><text:span text:style-name="T28">Hashing </text:span></text:span></text:p>
      <text:p text:style-name="P1"><text:span text:style-name="Default_20_Paragraph_20_Font"><text:span text:style-name="T28"/></text:span></text:p>
      <text:p text:style-name="P1"><text:span text:style-name="Default_20_Paragraph_20_Font"><text:span text:style-name="T29">Hash tables are a </text:span></text:span><text:span text:style-name="Default_20_Paragraph_20_Font"><text:span text:style-name="T23">very </text:span></text:span><text:span text:style-name="Default_20_Paragraph_20_Font"><text:span text:style-name="T29">practical way to maintain a dictionary. They exploit the fact </text:span></text:span><text:span text:style-name="T33">that looking an item up in an array takes constant time once you have its index. A hash function is a mathematical function that maps keys to integers. We will use the value of our hash function as an index into an array, and store our item at that position.</text:span></text:p>
      <text:p text:style-name="P4"/>
      <text:p text:style-name="P4">The first step of the hash function is usually to map each key to a big integer. Let <text:span text:style-name="T4">α </text:span>be the size of the alphabet on which a given string <text:span text:style-name="T4">S </text:span>is written. Let <text:span text:style-name="T36">char(c) </text:span>be a function that maps each symbol of the alphabet to a unique integer from 0 to <text:span text:style-name="T4">α </text:span><text:span text:style-name="T5">− </text:span>1. </text:p>
      <text:p text:style-name="P4"/>
      <text:p text:style-name="P4">No matter how good our hash function is, we had better be prepared for collisions, because two distinct keys will occasionally hash to the same value. <text:span text:style-name="T6">Chaining </text:span><text:span text:style-name="T15">is the easiest approach to collision resolution</text:span>.</text:p>
      <text:p text:style-name="P4"/>
      <text:p text:style-name="P4">The alternative is something called <text:span text:style-name="T6">open addressing</text:span><text:span text:style-name="T15">.</text:span> The hash table is maintained as an array of elements (not buckets), each initialized to null, On an insertion, we check to see if the desired position is empty.</text:p>
      <text:p text:style-name="P4"/>
      <text:p text:style-name="P4">If not, we must find some other place to insert it instead. The simplest possibility (called <text:span text:style-name="T7">sequential probing</text:span>) inserts the item in the next open spot in the table. If the table is not too full, the contiguous runs of items should be fairly small, hence this location <text:span text:style-name="T7">should </text:span>be only a few slots from its intended position</text:p>
      <text:p text:style-name="P4"/>
      <text:p text:style-name="P4">Searching for a given key now involves going to the appropriate hash value and checking to see if the item there is the one we want. If so, return it. Otherwise we must keep checking through the length of the run.</text:p>
      <text:p text:style-name="P4"/>
      <text:p text:style-name="P4">Deletion in an open addressing scheme can get ugly, since removing one element might break a chain of insertions, making some elements inaccessible</text:p>
      <text:p text:style-name="P4"/>
      <text:p text:style-name="P4">Pragmatically, a hash table is often the best data structure to maintain a dictionary.</text:p>
      <text:p text:style-name="P4"/>
      <text:p text:style-name="P4"/>
      <text:p text:style-name="P14">String matching via Hashing</text:p>
      <text:p text:style-name="P4">Strings are sequences of characters where the order of the characters matters, since <text:span text:style-name="T7">ALGORITHM </text:span>is different than <text:span text:style-name="T7">LOGARITHM</text:span>. Text strings are fundamental to a host of computing applications, from programming language parsing/compilation, to web search engines, to biological sequence analysis</text:p>
      <text:p text:style-name="P4"/>
      <text:p text:style-name="P4">The primary data structure for representing strings is an array of characters. This allows us constant-time access to the <text:span text:style-name="T4">i</text:span>th character of the string. Some auxiliary information must be maintained to mark the end of the string—either a special end-of-string character or (perhaps more usefully) a count of the <text:span text:style-name="T4">n </text:span>characters in</text:p>
      <text:p text:style-name="P4">the string.</text:p>
      <text:p text:style-name="P4"/>
      <text:p text:style-name="P4">The most fundamental operation on text strings is substring search</text:p>
      <text:p text:style-name="P4">we have linear <text:span text:style-name="T7">expected-time </text:span>algorithm for string matching, called the <text:span text:style-name="T15">Rabin-Karp algorithm</text:span>. It is based on <text:span text:style-name="T11">hashing. Suppose we compute a given hash function on both the pattern string </text:span><text:span text:style-name="T3">p </text:span><text:span text:style-name="T11">and the </text:span><text:span text:style-name="T3">m</text:span><text:span text:style-name="T11">-character substring starting from the </text:span><text:span text:style-name="T3">i</text:span><text:span text:style-name="T11">th position of </text:span><text:span text:style-name="T3">t</text:span><text:span text:style-name="T11">. If these two strings are identical, clearly the resulting hash</text:span></text:p>
      <text:p text:style-name="P3">values must be the same. If the two strings are different, the hash values will <text:span text:style-name="T13">almost certainly </text:span><text:soft-page-break/>be different. These false positives should be so rare that we can easily spend the <text:span text:style-name="T3">O</text:span>(<text:span text:style-name="T3">m</text:span>) time it takes to explicitly check the identity of two strings whenever the hash values agree.<text:span text:style-name="T16">.</text:span></text:p>
      <text:p text:style-name="P5"/>
      <text:p text:style-name="P5"/>
      <text:p text:style-name="P5">Duplicate detection via Hashing</text:p>
      <text:p text:style-name="P5"/>
      <text:p text:style-name="P3">The key idea of hashing is to represent a large object (be it a key, a string, or a substring) using a single number. The goal is a representation of the large object by an entity that can be manipulated in constant time, such that it is relatively unlikely that two different large objects map to the same value</text:p>
      <text:list xml:id="list1742721823" text:style-name="L9">
        <text:list-item>
          <text:p text:style-name="P37">Is a given document different from all the rest</text:p>
        </text:list-item>
        <text:list-item>
          <text:p text:style-name="P38"><text:span text:style-name="T8">Is part of this document plagiarized from a documen (</text:span><text:span text:style-name="T12">However, we </text:span><text:span text:style-name="T8">could </text:span><text:span text:style-name="T12">build a hash table of all overlapping windows (substrings) of length </text:span><text:span text:style-name="T3">w </text:span><text:span text:style-name="T12">in all the documents in the corpus. Whenever there is a match of hash codes, there is likely a common substring of length </text:span><text:span text:style-name="T3">w </text:span><text:span text:style-name="T12">between the two documents, which can then be further investigated. We should choose </text:span><text:span text:style-name="T3">w </text:span><text:span text:style-name="T12">to be long enough so such a co-occurrence is very unlikely to happen by chance</text:span></text:p>
        </text:list-item>
        <text:list-item>
          <text:p text:style-name="P37">How can I convince you that a file isn’t changed<text:span text:style-name="T12"> (save hash of the file and then use it later to compare)</text:span></text:p>
        </text:list-item>
      </text:list>
      <text:p text:style-name="P3"/>
      <text:p text:style-name="P3"/>
      <text:p text:style-name="P15">Specialzed Data Structures</text:p>
      <text:p text:style-name="P15"/>
      <text:p text:style-name="P26"><text:span text:style-name="T8">String data structures </text:span><text:span text:style-name="T12">– Character strings are typically represented by arrays of characters, perhaps with a special character to mark the end of the string</text:span></text:p>
      <text:p text:style-name="P15"/>
      <text:p text:style-name="P3"><text:span text:style-name="T10">Suffix trees/arrays are special data structures that preprocess strings to make pattern matching operations faster (</text:span>compressed suffix trees)</text:p>
      <text:p text:style-name="P16"/>
      <text:p text:style-name="P3"><text:span text:style-name="T10">Spatial data structures such as </text:span><text:span text:style-name="T3">kd</text:span>-trees organize points and regions by geometric location to support fast</text:p>
      <text:p text:style-name="P2">search.<text:span text:style-name="T35"> (</text:span><text:span text:style-name="T14">Geometric data structure)</text:span></text:p>
      <text:p text:style-name="P27"/>
      <text:p text:style-name="P2"><text:span text:style-name="T9">Graphs are typically represented using either adjacency </text:span>matrices or adjacency lists. The choice of representation can have a substantial impact on the design of the resulting graph algorithms</text:p>
      <text:p text:style-name="P2"/>
      <text:p text:style-name="P25"><text:span text:style-name="T8">Set data structures </text:span><text:span text:style-name="T12">– Subsets of items are typically represented using a dictionary to support fast membership queries. Alternately, </text:span><text:span text:style-name="T8">bit vectors </text:span><text:span text:style-name="T12">are boolean arrays such that the </text:span><text:span text:style-name="T3">i</text:span><text:span text:style-name="T12">th bit represents true if </text:span><text:span text:style-name="T3">i </text:span><text:span text:style-name="T12">is in the subset.</text:span></text:p>
      <text:p text:style-name="P2"/>
      <text:p text:style-name="P14">On problem <text:s/>We isolated a single operation (dictionary string search) that was being performed repeatedly and optimized the data structure we used to support it. And then looked deeper into the kind of queries you are performing, so that we could identify an even better data struc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MI10" svg:font-family="CMMI10"/>
    <style:font-face style:name="CMR10" svg:font-family="CMR10"/>
    <style:font-face style:name="CMSY10" svg:font-family="CMSY10"/>
    <style:font-face style:name="CMTI10" svg:font-family="CMTI10"/>
    <style:font-face style:name="CMTT10" svg:font-family="CMTT10"/>
    <style:font-face style:name="Times-Roman" svg:font-family="Times-Roman" style:font-family-generic="roman"/>
    <style:font-face style:name="CMMI101" svg:font-family="CMMI10" style:font-family-generic="system"/>
    <style:font-face style:name="CMR101" svg:font-family="CMR10" style:font-family-generic="system"/>
    <style:font-face style:name="CMSS17" svg:font-family="CMSS17" style:font-family-generic="system"/>
    <style:font-face style:name="CMSSBX10" svg:font-family="CMSSBX10" style:font-family-generic="system"/>
    <style:font-face style:name="CMSY101" svg:font-family="CMSY10" style:font-family-generic="system"/>
    <style:font-face style:name="CMTI101" svg:font-family="CMTI10"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hr" fo:country="H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hr" fo:country="H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meta:creation-date>2021-06-03T15:18:00Z</meta:creation-date>
    <dc:date>2021-06-29T00:15:08.995599936</dc:date>
    <meta:editing-cycles>76</meta:editing-cycles>
    <meta:editing-duration>PT7H5M7S</meta:editing-duration>
    <meta:document-statistic meta:table-count="0" meta:image-count="0" meta:object-count="0" meta:page-count="5" meta:paragraph-count="113" meta:word-count="2679" meta:character-count="16507" meta:non-whitespace-character-count="13950"/>
    <meta:template xlink:type="simple" xlink:actuate="onRequest" xlink:title="" xlink:href="Normal"/>
  </office:meta>
</office:document-meta>
</file>